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python/JobChainGen_OO-version.py" manifest:media-type=""/>
  <manifest:file-entry manifest:full-path="Scripts/python/" manifest:media-type="application/binary"/>
  <manifest:file-entry manifest:full-path="Scripts/" manifest:media-type="application/binary"/>
  <manifest:file-entry manifest:full-path="Basic/Standard/pickpath.xml" manifest:media-type="text/xml"/>
  <manifest:file-entry manifest:full-path="Basic/Standard/pickfile.xml" manifest:media-type="text/xml"/>
  <manifest:file-entry manifest:full-path="Basic/Standard/changew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pickpath.Star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93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70.34mm"/>
    </style:style>
    <style:style style:name="co8" style:family="table-column">
      <style:table-column-properties fo:break-before="auto" style:column-width="22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3.8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75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 style:data-style-name="N1"/>
    <style:style style:name="ce34" style:family="table-cell" style:parent-style-name="Default" style:data-style-name="N132"/>
    <style:style style:name="ce35" style:family="table-cell" style:parent-style-name="Default" style:data-style-name="N2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3.98mm" fo:min-width="30.79mm"/>
    </style:style>
    <style:style style:name="gr2" style:family="graphic">
      <style:graphic-properties draw:textarea-horizontal-align="justify" draw:textarea-vertical-align="middle" draw:auto-grow-height="false" fo:min-height="30.02mm" fo:min-width="71.05mm"/>
    </style:style>
    <style:style style:name="gr3" style:family="graphic">
      <style:graphic-properties draw:textarea-horizontal-align="justify" draw:textarea-vertical-align="middle" draw:auto-grow-height="false" fo:min-height="10.62mm" fo:min-width="71.05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fo:letter-spacing="0.04mm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Interfac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2" svg:width="30.79mm" svg:height="3.98mm" svg:x="50.55mm" svg:y="15.67mm">
            <office:event-listeners>
              <script:event-listener script:language="ooo:script" script:event-name="dom:click" xlink:href="vnd.sun.star.script:Standard.pickfile.PickFile?language=Basic&amp;location=document" xlink:type="simple"/>
            </office:event-listeners>
            <text:p text:style-name="P1"><text:span text:style-name="T1">Pick Def-File</text:span>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2" svg:width="30.79mm" svg:height="3.98mm" svg:x="172.43mm" svg:y="15.67mm">
            <office:event-listeners>
              <script:event-listener script:language="ooo:script" script:event-name="dom:click" xlink:href="vnd.sun.star.script:Standard.changewd.Main?language=Basic&amp;location=document" xlink:type="simple"/>
            </office:event-listeners>
            <text:p text:style-name="P1"><text:span text:style-name="T1">Change WD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71.05mm" svg:height="30.02mm" svg:x="226.05mm" svg:y="181.7mm">
            <office:event-listeners>
              <script:event-listener script:language="ooo:script" script:event-name="dom:click" xlink:href="vnd.sun.star.script:JobChainGen_OO-version.py$make_Jobchain?language=Python&amp;location=document" xlink:type="simple"/>
            </office:event-listeners>
            <text:p text:style-name="P1">Start JobChainGen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71.05mm" svg:height="10.62mm" svg:x="226.02mm" svg:y="169.43mm">
            <office:event-listeners>
              <script:event-listener script:language="ooo:script" script:event-name="dom:click" xlink:href="vnd.sun.star.script:JobChainGen_OO-version.py$check_settings?language=Python&amp;location=document" xlink:type="simple"/>
            </office:event-listeners>
            <text:p text:style-name="P1">Check settings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9"/>
        <table:table-column table:style-name="co3" table:number-columns-repeated="4" table:default-cell-style-name="Default"/>
        <table:table-row table:style-name="ro1">
          <table:table-cell table:style-name="ce15"/>
          <table:table-cell table:number-columns-repeated="5"/>
        </table:table-row>
        <table:table-row table:style-name="ro1">
          <table:table-cell table:style-name="ce15" office:value-type="string" calcext:value-type="string">
            <text:p>Case-File</text:p>
          </table:table-cell>
          <table:table-cell office:value-type="string" calcext:value-type="string">
            <text:p>D:/FromFKSim_FrozenRotor_R02S01_SST/Verdichter_Alternativaufbau_Voll_R01S01_SST_SutherlandDynVisc_FrozenRotor.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 saved in</text:p>
          </table:table-cell>
          <table:table-cell office:value-type="string" calcext:value-type="string">
            <text:p>D:/FromFKSim_FrozenRotor_R02S01_SST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spanned="1" table:number-rows-spanned="2"/>
          <table:table-cell table:number-columns-repeated="4"/>
        </table:table-row>
        <table:table-row table:style-name="ro1">
          <table:table-cell/>
          <table:covered-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Name of the JobChain</text:p>
          </table:table-cell>
          <table:table-cell table:style-name="ce21" office:value-type="string" calcext:value-type="string" table:number-columns-spanned="1" table:number-rows-spanned="3">
            <text:p>Vollmodell_R01S01_SST_SutherlandDynVisc_FrozenRotor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ram [gb]</text:p>
          </table:table-cell>
          <table:table-cell table:style-name="ce22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walltime [h]</text:p>
          </table:table-cell>
          <table:table-cell table:style-name="ce22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nodes</text:p>
          </table:table-cell>
          <table:table-cell table:style-name="ce22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pn</text:p>
          </table:table-cell>
          <table:table-cell table:style-name="ce22" office:value-type="float" office:value="16" calcext:value-type="float" table:number-columns-spanned="1" table:number-rows-spanned="3">
            <text:p>1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artitions</text:p>
          </table:table-cell>
          <table:table-cell table:style-name="ce22" office:value-type="string" calcext:value-type="string" table:number-columns-spanned="1" table:number-rows-spanned="3">
            <text:p>haku:lena</text:p>
          </table:table-cell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ANSYS-Module for solving</text:p>
          </table:table-cell>
          <table:table-cell table:style-name="ce22" office:value-type="string" calcext:value-type="string" table:number-columns-spanned="1" table:number-rows-spanned="3">
            <text:p>ANSYS/19.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mail</text:p>
          </table:table-cell>
          <table:table-cell table:style-name="ce21" office:value-type="string" calcext:value-type="string" table:number-columns-spanned="1" table:number-rows-spanned="3">
            <text:p><text:a xlink:href="mailto:malte.nyhuis@hotmail.de" xlink:type="simple">malte.nyhuis@hotmail.de</text:a>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Output: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2" table:number-rows-spanned="15">
            <text:p>JobChainGen is ready</text:p>
            <text:p>JobChainGen is ready</text:p>
            <text:p>Starting JobChainGen Python-Script...</text:p>
            <text:p>Reading Boundary Conditions...</text:p>
            <text:p>creating ccl-files and submission scripts...</text:p>
            <text:p>creating sh-JobChainScript</text:p>
            <text:p>JobChainGen finished</text:p>
            <text:p/>
            <text:p>Start the JobChain with sh Vollmodell_R01S01_SST_SutherlandDynVisc_FrozenRotor.sh</text:p>
            <text:p/>
          </table:table-cell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</table:table>
      <table:table table:name="BoundaryConditions" table:style-name="ta1">
        <office:forms form:automatic-focus="false" form:apply-design-mode="false"/>
        <table:table-column table:style-name="co4" table:default-cell-style-name="ce31"/>
        <table:table-column table:style-name="co3" table:default-cell-style-name="ce31"/>
        <table:table-column table:style-name="co5" table:default-cell-style-name="ce31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style-name="ce30" office:value-type="string" calcext:value-type="string">
            <text:p>Dependend</text:p>
          </table:table-cell>
          <table:table-cell table:style-name="ce30" office:value-type="string" calcext:value-type="string">
            <text:p>Iterations</text:p>
          </table:table-cell>
          <table:table-cell table:style-name="ce30" office:value-type="string" calcext:value-type="string">
            <text:p>Name</text:p>
          </table:table-cell>
          <table:table-cell table:style-name="ce15" office:value-type="string" calcext:value-type="string">
            <text:p>rpm</text:p>
          </table:table-cell>
          <table:table-cell table:style-name="ce15" office:value-type="string" calcext:value-type="string">
            <text:p>totalPressureIn</text:p>
          </table:table-cell>
          <table:table-cell table:style-name="ce15" office:value-type="string" calcext:value-type="string">
            <text:p>massflowOut</text:p>
          </table:table-cell>
          <table:table-cell table:style-name="ce15" office:value-type="string" calcext:value-type="string">
            <text:p>totalTemperatureIn</text:p>
          </table:table-cell>
          <table:table-cell table:style-name="ce15" office:value-type="string" calcext:value-type="string">
            <text:p>timescalefact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Pa]</text:p>
          </table:table-cell>
          <table:table-cell office:value-type="string" calcext:value-type="string">
            <text:p>[kg/s]</text:p>
          </table:table-cell>
          <table:table-cell office:value-type="string" calcext:value-type="string">
            <text:p>[K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0</text:p>
          </table:table-cell>
          <table:table-cell table:style-name="ce33" office:value-type="float" office:value="30021.1705882353" calcext:value-type="float">
            <text:p>30021</text:p>
          </table:table-cell>
          <table:table-cell table:style-name="ce33" office:value-type="float" office:value="94106.6666666666" calcext:value-type="float">
            <text:p>94107</text:p>
          </table:table-cell>
          <table:table-cell table:style-name="ce34" office:value-type="float" office:value="0.483547058823529" calcext:value-type="float">
            <text:p>0.483547</text:p>
          </table:table-cell>
          <table:table-cell table:style-name="ce35" office:value-type="float" office:value="287.926470588235" calcext:value-type="float">
            <text:p>287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1</text:p>
          </table:table-cell>
          <table:table-cell table:style-name="ce33" office:value-type="float" office:value="30000.7605882352" calcext:value-type="float">
            <text:p>30001</text:p>
          </table:table-cell>
          <table:table-cell table:style-name="ce33" office:value-type="float" office:value="93296.6666666666" calcext:value-type="float">
            <text:p>93297</text:p>
          </table:table-cell>
          <table:table-cell table:style-name="ce34" office:value-type="float" office:value="0.52863725490196" calcext:value-type="float">
            <text:p>0.528637</text:p>
          </table:table-cell>
          <table:table-cell table:style-name="ce35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2</text:p>
          </table:table-cell>
          <table:table-cell table:style-name="ce33" office:value-type="float" office:value="30022.3249999999" calcext:value-type="float">
            <text:p>30022</text:p>
          </table:table-cell>
          <table:table-cell table:style-name="ce33" office:value-type="float" office:value="94445.6862745098" calcext:value-type="float">
            <text:p>94446</text:p>
          </table:table-cell>
          <table:table-cell table:style-name="ce34" office:value-type="float" office:value="0.465331372549019" calcext:value-type="float">
            <text:p>0.465331</text:p>
          </table:table-cell>
          <table:table-cell table:style-name="ce35" office:value-type="float" office:value="288.193137254902" calcext:value-type="float">
            <text:p>288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3</text:p>
          </table:table-cell>
          <table:table-cell table:style-name="ce33" office:value-type="float" office:value="30000.345" calcext:value-type="float">
            <text:p>30000</text:p>
          </table:table-cell>
          <table:table-cell table:style-name="ce33" office:value-type="float" office:value="93346.4705882352" calcext:value-type="float">
            <text:p>93346</text:p>
          </table:table-cell>
          <table:table-cell table:style-name="ce34" office:value-type="float" office:value="0.525519607843137" calcext:value-type="float">
            <text:p>0.525520</text:p>
          </table:table-cell>
          <table:table-cell table:style-name="ce35" office:value-type="float" office:value="292.948039215686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4</text:p>
          </table:table-cell>
          <table:table-cell table:style-name="ce33" office:value-type="float" office:value="30022.3711764704" calcext:value-type="float">
            <text:p>30022</text:p>
          </table:table-cell>
          <table:table-cell table:style-name="ce33" office:value-type="float" office:value="94779.2156862745" calcext:value-type="float">
            <text:p>94779</text:p>
          </table:table-cell>
          <table:table-cell table:style-name="ce34" office:value-type="float" office:value="0.445874509803921" calcext:value-type="float">
            <text:p>0.445875</text:p>
          </table:table-cell>
          <table:table-cell table:style-name="ce35" office:value-type="float" office:value="288.15" calcext:value-type="float">
            <text:p>288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5</text:p>
          </table:table-cell>
          <table:table-cell table:style-name="ce33" office:value-type="float" office:value="30000.9914705882" calcext:value-type="float">
            <text:p>30001</text:p>
          </table:table-cell>
          <table:table-cell table:style-name="ce33" office:value-type="float" office:value="93717.2549019607" calcext:value-type="float">
            <text:p>93717</text:p>
          </table:table-cell>
          <table:table-cell table:style-name="ce34" office:value-type="float" office:value="0.506254901960784" calcext:value-type="float">
            <text:p>0.506255</text:p>
          </table:table-cell>
          <table:table-cell table:style-name="ce35" office:value-type="float" office:value="292.95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6</text:p>
          </table:table-cell>
          <table:table-cell table:style-name="ce33" office:value-type="float" office:value="30022.1402941174" calcext:value-type="float">
            <text:p>30022</text:p>
          </table:table-cell>
          <table:table-cell table:style-name="ce33" office:value-type="float" office:value="95165.8823529411" calcext:value-type="float">
            <text:p>95166</text:p>
          </table:table-cell>
          <table:table-cell table:style-name="ce34" office:value-type="float" office:value="0.423096078431372" calcext:value-type="float">
            <text:p>0.423096</text:p>
          </table:table-cell>
          <table:table-cell table:style-name="ce35" office:value-type="float" office:value="288.25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7</text:p>
          </table:table-cell>
          <table:table-cell table:style-name="ce33" office:value-type="float" office:value="30000.9452941175" calcext:value-type="float">
            <text:p>30001</text:p>
          </table:table-cell>
          <table:table-cell table:style-name="ce33" office:value-type="float" office:value="94202.5490196078" calcext:value-type="float">
            <text:p>94203</text:p>
          </table:table-cell>
          <table:table-cell table:style-name="ce34" office:value-type="float" office:value="0.483172549019607" calcext:value-type="float">
            <text:p>0.483173</text:p>
          </table:table-cell>
          <table:table-cell table:style-name="ce35" office:value-type="float" office:value="293.05" calcext:value-type="float">
            <text:p>293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8</text:p>
          </table:table-cell>
          <table:table-cell table:style-name="ce33" office:value-type="float" office:value="30022.8791176469" calcext:value-type="float">
            <text:p>30023</text:p>
          </table:table-cell>
          <table:table-cell table:style-name="ce33" office:value-type="float" office:value="95471.1764705882" calcext:value-type="float">
            <text:p>95471</text:p>
          </table:table-cell>
          <table:table-cell table:style-name="ce34" office:value-type="float" office:value="0.400598039215686" calcext:value-type="float">
            <text:p>0.400598</text:p>
          </table:table-cell>
          <table:table-cell table:style-name="ce35" office:value-type="float" office:value="288.248039215686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0</text:p>
          </table:table-cell>
          <table:table-cell table:style-name="ce33" office:value-type="float" office:value="35017.0491176469" calcext:value-type="float">
            <text:p>35017</text:p>
          </table:table-cell>
          <table:table-cell table:style-name="ce33" office:value-type="float" office:value="92753.725490196" calcext:value-type="float">
            <text:p>92754</text:p>
          </table:table-cell>
          <table:table-cell table:style-name="ce34" office:value-type="float" office:value="0.547196078431372" calcext:value-type="float">
            <text:p>0.547196</text:p>
          </table:table-cell>
          <table:table-cell table:style-name="ce35" office:value-type="float" office:value="288.45" calcext:value-type="float">
            <text:p>288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1</text:p>
          </table:table-cell>
          <table:table-cell table:style-name="ce33" office:value-type="float" office:value="35015.8023529411" calcext:value-type="float">
            <text:p>35016</text:p>
          </table:table-cell>
          <table:table-cell table:style-name="ce33" office:value-type="float" office:value="91444.7058823529" calcext:value-type="float">
            <text:p>91445</text:p>
          </table:table-cell>
          <table:table-cell table:style-name="ce34" office:value-type="float" office:value="0.606870588235294" calcext:value-type="float">
            <text:p>0.606871</text:p>
          </table:table-cell>
          <table:table-cell table:style-name="ce35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2</text:p>
          </table:table-cell>
          <table:table-cell table:style-name="ce33" office:value-type="float" office:value="35015.5252941176" calcext:value-type="float">
            <text:p>35016</text:p>
          </table:table-cell>
          <table:table-cell table:style-name="ce33" office:value-type="float" office:value="93191.7647058823" calcext:value-type="float">
            <text:p>93192</text:p>
          </table:table-cell>
          <table:table-cell table:style-name="ce34" office:value-type="float" office:value="0.529296078431372" calcext:value-type="float">
            <text:p>0.529296</text:p>
          </table:table-cell>
          <table:table-cell table:style-name="ce35" office:value-type="float" office:value="288.371568627451" calcext:value-type="float">
            <text:p>288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3</text:p>
          </table:table-cell>
          <table:table-cell table:style-name="ce33" office:value-type="float" office:value="35015.6176470586" calcext:value-type="float">
            <text:p>35016</text:p>
          </table:table-cell>
          <table:table-cell table:style-name="ce33" office:value-type="float" office:value="91988.8235294117" calcext:value-type="float">
            <text:p>91989</text:p>
          </table:table-cell>
          <table:table-cell table:style-name="ce34" office:value-type="float" office:value="0.584311764705882" calcext:value-type="float">
            <text:p>0.584312</text:p>
          </table:table-cell>
          <table:table-cell table:style-name="ce35" office:value-type="float" office:value="293.326470588235" calcext:value-type="float">
            <text:p>29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4</text:p>
          </table:table-cell>
          <table:table-cell table:style-name="ce33" office:value-type="float" office:value="35016.356470588" calcext:value-type="float">
            <text:p>35016</text:p>
          </table:table-cell>
          <table:table-cell table:style-name="ce33" office:value-type="float" office:value="93569.4117647058" calcext:value-type="float">
            <text:p>93569</text:p>
          </table:table-cell>
          <table:table-cell table:style-name="ce34" office:value-type="float" office:value="0.51096862745098" calcext:value-type="float">
            <text:p>0.510969</text:p>
          </table:table-cell>
          <table:table-cell table:style-name="ce35" office:value-type="float" office:value="288.55" calcext:value-type="float">
            <text:p>288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5</text:p>
          </table:table-cell>
          <table:table-cell table:style-name="ce33" office:value-type="float" office:value="35017.8802941176" calcext:value-type="float">
            <text:p>35018</text:p>
          </table:table-cell>
          <table:table-cell table:style-name="ce33" office:value-type="float" office:value="92482.7450980391" calcext:value-type="float">
            <text:p>92483</text:p>
          </table:table-cell>
          <table:table-cell table:style-name="ce34" office:value-type="float" office:value="0.56683725490196" calcext:value-type="float">
            <text:p>0.566837</text:p>
          </table:table-cell>
          <table:table-cell table:style-name="ce35" office:value-type="float" office:value="293.236274509804" calcext:value-type="float">
            <text:p>293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6</text:p>
          </table:table-cell>
          <table:table-cell table:style-name="ce33" office:value-type="float" office:value="35016.9105882352" calcext:value-type="float">
            <text:p>35017</text:p>
          </table:table-cell>
          <table:table-cell table:style-name="ce33" office:value-type="float" office:value="94020.7843137255" calcext:value-type="float">
            <text:p>94021</text:p>
          </table:table-cell>
          <table:table-cell table:style-name="ce34" office:value-type="float" office:value="0.48515294117647" calcext:value-type="float">
            <text:p>0.485153</text:p>
          </table:table-cell>
          <table:table-cell table:style-name="ce35" office:value-type="float" office:value="288.85" calcext:value-type="float">
            <text:p>28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7</text:p>
          </table:table-cell>
          <table:table-cell table:style-name="ce33" office:value-type="float" office:value="35016.0794117646" calcext:value-type="float">
            <text:p>35016</text:p>
          </table:table-cell>
          <table:table-cell table:style-name="ce33" office:value-type="float" office:value="94411.7647058823" calcext:value-type="float">
            <text:p>94412</text:p>
          </table:table-cell>
          <table:table-cell table:style-name="ce34" office:value-type="float" office:value="0.466070588235294" calcext:value-type="float">
            <text:p>0.466071</text:p>
          </table:table-cell>
          <table:table-cell table:style-name="ce35" office:value-type="float" office:value="288.65" calcext:value-type="float">
            <text:p>288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0</text:p>
          </table:table-cell>
          <table:table-cell table:style-name="ce33" office:value-type="float" office:value="40033.2914705882" calcext:value-type="float">
            <text:p>40033</text:p>
          </table:table-cell>
          <table:table-cell table:style-name="ce33" office:value-type="float" office:value="89395.294117647" calcext:value-type="float">
            <text:p>89395</text:p>
          </table:table-cell>
          <table:table-cell table:style-name="ce34" office:value-type="float" office:value="0.679849019607843" calcext:value-type="float">
            <text:p>0.679849</text:p>
          </table:table-cell>
          <table:table-cell table:style-name="ce35" office:value-type="float" office:value="293.16568627451" calcext:value-type="float">
            <text:p>293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1</text:p>
          </table:table-cell>
          <table:table-cell table:style-name="ce33" office:value-type="float" office:value="40032.5988235293" calcext:value-type="float">
            <text:p>40033</text:p>
          </table:table-cell>
          <table:table-cell table:style-name="ce33" office:value-type="float" office:value="89481.9607843137" calcext:value-type="float">
            <text:p>89482</text:p>
          </table:table-cell>
          <table:table-cell table:style-name="ce34" office:value-type="float" office:value="0.676613725490196" calcext:value-type="float">
            <text:p>0.676614</text:p>
          </table:table-cell>
          <table:table-cell table:style-name="ce35" office:value-type="float" office:value="294.108823529412" calcext:value-type="float">
            <text:p>29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2</text:p>
          </table:table-cell>
          <table:table-cell table:style-name="ce33" office:value-type="float" office:value="40032.4602941175" calcext:value-type="float">
            <text:p>40032</text:p>
          </table:table-cell>
          <table:table-cell table:style-name="ce33" office:value-type="float" office:value="91342.7450980392" calcext:value-type="float">
            <text:p>91343</text:p>
          </table:table-cell>
          <table:table-cell table:style-name="ce34" office:value-type="float" office:value="0.607950980392156" calcext:value-type="float">
            <text:p>0.607951</text:p>
          </table:table-cell>
          <table:table-cell table:style-name="ce35" office:value-type="float" office:value="289.516666666667" calcext:value-type="float">
            <text:p>289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3</text:p>
          </table:table-cell>
          <table:table-cell table:style-name="ce33" office:value-type="float" office:value="40032.6911764705" calcext:value-type="float">
            <text:p>40033</text:p>
          </table:table-cell>
          <table:table-cell table:style-name="ce33" office:value-type="float" office:value="89984.5098039215" calcext:value-type="float">
            <text:p>89985</text:p>
          </table:table-cell>
          <table:table-cell table:style-name="ce34" office:value-type="float" office:value="0.659866666666666" calcext:value-type="float">
            <text:p>0.659867</text:p>
          </table:table-cell>
          <table:table-cell table:style-name="ce35" office:value-type="float" office:value="293.751960784314" calcext:value-type="float">
            <text:p>293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4</text:p>
          </table:table-cell>
          <table:table-cell table:style-name="ce33" office:value-type="float" office:value="40033.5685294117" calcext:value-type="float">
            <text:p>40034</text:p>
          </table:table-cell>
          <table:table-cell table:style-name="ce33" office:value-type="float" office:value="91875.4901960784" calcext:value-type="float">
            <text:p>91875</text:p>
          </table:table-cell>
          <table:table-cell table:style-name="ce34" office:value-type="float" office:value="0.587335294117647" calcext:value-type="float">
            <text:p>0.587335</text:p>
          </table:table-cell>
          <table:table-cell table:style-name="ce35" office:value-type="float" office:value="289.55" calcext:value-type="float">
            <text:p>289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5</text:p>
          </table:table-cell>
          <table:table-cell table:style-name="ce33" office:value-type="float" office:value="40033.0605882352" calcext:value-type="float">
            <text:p>40033</text:p>
          </table:table-cell>
          <table:table-cell table:style-name="ce33" office:value-type="float" office:value="90527.0588235293" calcext:value-type="float">
            <text:p>90527</text:p>
          </table:table-cell>
          <table:table-cell table:style-name="ce34" office:value-type="float" office:value="0.640156862745098" calcext:value-type="float">
            <text:p>0.640157</text:p>
          </table:table-cell>
          <table:table-cell table:style-name="ce35" office:value-type="float" office:value="294.204901960784" calcext:value-type="float">
            <text:p>294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6</text:p>
          </table:table-cell>
          <table:table-cell table:style-name="ce33" office:value-type="float" office:value="40032.6449999998" calcext:value-type="float">
            <text:p>40033</text:p>
          </table:table-cell>
          <table:table-cell table:style-name="ce33" office:value-type="float" office:value="92276.2745098039" calcext:value-type="float">
            <text:p>92276</text:p>
          </table:table-cell>
          <table:table-cell table:style-name="ce34" office:value-type="float" office:value="0.56898431372549" calcext:value-type="float">
            <text:p>0.568984</text:p>
          </table:table-cell>
          <table:table-cell table:style-name="ce35" office:value-type="float" office:value="289.453921568627" calcext:value-type="float">
            <text:p>28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7</text:p>
          </table:table-cell>
          <table:table-cell table:style-name="ce33" office:value-type="float" office:value="40032.9220588235" calcext:value-type="float">
            <text:p>40033</text:p>
          </table:table-cell>
          <table:table-cell table:style-name="ce33" office:value-type="float" office:value="90947.8431372549" calcext:value-type="float">
            <text:p>90948</text:p>
          </table:table-cell>
          <table:table-cell table:style-name="ce34" office:value-type="float" office:value="0.62478431372549" calcext:value-type="float">
            <text:p>0.624784</text:p>
          </table:table-cell>
          <table:table-cell table:style-name="ce35" office:value-type="float" office:value="293.459803921569" calcext:value-type="float">
            <text:p>293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8</text:p>
          </table:table-cell>
          <table:table-cell table:style-name="ce33" office:value-type="float" office:value="40032.5526470588" calcext:value-type="float">
            <text:p>40033</text:p>
          </table:table-cell>
          <table:table-cell table:style-name="ce33" office:value-type="float" office:value="92768.8235294117" calcext:value-type="float">
            <text:p>92769</text:p>
          </table:table-cell>
          <table:table-cell table:style-name="ce34" office:value-type="float" office:value="0.549713725490196" calcext:value-type="float">
            <text:p>0.549714</text:p>
          </table:table-cell>
          <table:table-cell table:style-name="ce35" office:value-type="float" office:value="289.75" calcext:value-type="float">
            <text:p>289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0</text:p>
          </table:table-cell>
          <table:table-cell table:style-name="ce33" office:value-type="float" office:value="45092.9397058823" calcext:value-type="float">
            <text:p>45093</text:p>
          </table:table-cell>
          <table:table-cell table:style-name="ce33" office:value-type="float" office:value="88388.6274509803" calcext:value-type="float">
            <text:p>88389</text:p>
          </table:table-cell>
          <table:table-cell table:style-name="ce34" office:value-type="float" office:value="0.710943137254901" calcext:value-type="float">
            <text:p>0.710943</text:p>
          </table:table-cell>
          <table:table-cell table:style-name="ce35" office:value-type="float" office:value="289.499019607843" calcext:value-type="float">
            <text:p>289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1</text:p>
          </table:table-cell>
          <table:table-cell table:style-name="ce33" office:value-type="float" office:value="45092.2932352939" calcext:value-type="float">
            <text:p>45092</text:p>
          </table:table-cell>
          <table:table-cell table:style-name="ce33" office:value-type="float" office:value="88744.1176470588" calcext:value-type="float">
            <text:p>88744</text:p>
          </table:table-cell>
          <table:table-cell table:style-name="ce34" office:value-type="float" office:value="0.698927450980392" calcext:value-type="float">
            <text:p>0.698927</text:p>
          </table:table-cell>
          <table:table-cell table:style-name="ce35" office:value-type="float" office:value="290.45" calcext:value-type="float">
            <text:p>290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2</text:p>
          </table:table-cell>
          <table:table-cell table:style-name="ce33" office:value-type="float" office:value="45092.3394117646" calcext:value-type="float">
            <text:p>45092</text:p>
          </table:table-cell>
          <table:table-cell table:style-name="ce33" office:value-type="float" office:value="89283.3333333333" calcext:value-type="float">
            <text:p>89283</text:p>
          </table:table-cell>
          <table:table-cell table:style-name="ce34" office:value-type="float" office:value="0.680139215686274" calcext:value-type="float">
            <text:p>0.680139</text:p>
          </table:table-cell>
          <table:table-cell table:style-name="ce35" office:value-type="float" office:value="290.089215686274" calcext:value-type="float">
            <text:p>290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3</text:p>
          </table:table-cell>
          <table:table-cell table:style-name="ce33" office:value-type="float" office:value="45092.2932352939" calcext:value-type="float">
            <text:p>45092</text:p>
          </table:table-cell>
          <table:table-cell table:style-name="ce33" office:value-type="float" office:value="89879.4117647058" calcext:value-type="float">
            <text:p>89879</text:p>
          </table:table-cell>
          <table:table-cell table:style-name="ce34" office:value-type="float" office:value="0.664978431372548" calcext:value-type="float">
            <text:p>0.664978</text:p>
          </table:table-cell>
          <table:table-cell table:style-name="ce35" office:value-type="float" office:value="289.88137254902" calcext:value-type="float">
            <text:p>289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4</text:p>
          </table:table-cell>
          <table:table-cell table:style-name="ce33" office:value-type="float" office:value="45092.8935294116" calcext:value-type="float">
            <text:p>45093</text:p>
          </table:table-cell>
          <table:table-cell table:style-name="ce33" office:value-type="float" office:value="90385.6862745098" calcext:value-type="float">
            <text:p>90386</text:p>
          </table:table-cell>
          <table:table-cell table:style-name="ce34" office:value-type="float" office:value="0.64572156862745" calcext:value-type="float">
            <text:p>0.645722</text:p>
          </table:table-cell>
          <table:table-cell table:style-name="ce35" office:value-type="float" office:value="290.15" calcext:value-type="float">
            <text:p>290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5</text:p>
          </table:table-cell>
          <table:table-cell table:style-name="ce33" office:value-type="float" office:value="45092.7549999998" calcext:value-type="float">
            <text:p>45093</text:p>
          </table:table-cell>
          <table:table-cell table:style-name="ce33" office:value-type="float" office:value="90908.2352941176" calcext:value-type="float">
            <text:p>90908</text:p>
          </table:table-cell>
          <table:table-cell table:style-name="ce34" office:value-type="float" office:value="0.625145098039215" calcext:value-type="float">
            <text:p>0.625145</text:p>
          </table:table-cell>
          <table:table-cell table:style-name="ce35" office:value-type="float" office:value="289.928431372549" calcext:value-type="float">
            <text:p>289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0</text:p>
          </table:table-cell>
          <table:table-cell table:style-name="ce33" office:value-type="float" office:value="50038.9938235293" calcext:value-type="float">
            <text:p>50039</text:p>
          </table:table-cell>
          <table:table-cell table:style-name="ce33" office:value-type="float" office:value="86290.3921568627" calcext:value-type="float">
            <text:p>86290</text:p>
          </table:table-cell>
          <table:table-cell table:style-name="ce34" office:value-type="float" office:value="0.772894117647058" calcext:value-type="float">
            <text:p>0.772894</text:p>
          </table:table-cell>
          <table:table-cell table:style-name="ce35" office:value-type="float" office:value="290.012745098039" calcext:value-type="float">
            <text:p>290.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1</text:p>
          </table:table-cell>
          <table:table-cell table:style-name="ce33" office:value-type="float" office:value="50039.1785294117" calcext:value-type="float">
            <text:p>50039</text:p>
          </table:table-cell>
          <table:table-cell table:style-name="ce33" office:value-type="float" office:value="86551.5686274509" calcext:value-type="float">
            <text:p>86552</text:p>
          </table:table-cell>
          <table:table-cell table:style-name="ce34" office:value-type="float" office:value="0.766127450980392" calcext:value-type="float">
            <text:p>0.766127</text:p>
          </table:table-cell>
          <table:table-cell table:style-name="ce35" office:value-type="float" office:value="290.35" calcext:value-type="float">
            <text:p>290.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2</text:p>
          </table:table-cell>
          <table:table-cell table:style-name="ce33" office:value-type="float" office:value="50039.0861764705" calcext:value-type="float">
            <text:p>50039</text:p>
          </table:table-cell>
          <table:table-cell table:style-name="ce33" office:value-type="float" office:value="87160.5882352941" calcext:value-type="float">
            <text:p>87161</text:p>
          </table:table-cell>
          <table:table-cell table:style-name="ce34" office:value-type="float" office:value="0.750035294117646" calcext:value-type="float">
            <text:p>0.750035</text:p>
          </table:table-cell>
          <table:table-cell table:style-name="ce35" office:value-type="float" office:value="290.479411764706" calcext:value-type="float">
            <text:p>290.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3</text:p>
          </table:table-cell>
          <table:table-cell table:style-name="ce33" office:value-type="float" office:value="50040.3329411764" calcext:value-type="float">
            <text:p>50040</text:p>
          </table:table-cell>
          <table:table-cell table:style-name="ce33" office:value-type="float" office:value="87769.0196078431" calcext:value-type="float">
            <text:p>87769</text:p>
          </table:table-cell>
          <table:table-cell table:style-name="ce34" office:value-type="float" office:value="0.731186274509803" calcext:value-type="float">
            <text:p>0.731186</text:p>
          </table:table-cell>
          <table:table-cell table:style-name="ce35" office:value-type="float" office:value="291.130392156863" calcext:value-type="float">
            <text:p>291.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4</text:p>
          </table:table-cell>
          <table:table-cell table:style-name="ce33" office:value-type="float" office:value="50039.6864705882" calcext:value-type="float">
            <text:p>50040</text:p>
          </table:table-cell>
          <table:table-cell table:style-name="ce33" office:value-type="float" office:value="88320.1960784313" calcext:value-type="float">
            <text:p>88320</text:p>
          </table:table-cell>
          <table:table-cell table:style-name="ce34" office:value-type="float" office:value="0.714874509803921" calcext:value-type="float">
            <text:p>0.714875</text:p>
          </table:table-cell>
          <table:table-cell table:style-name="ce35" office:value-type="float" office:value="291.155882352941" calcext:value-type="float">
            <text:p>291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5</text:p>
          </table:table-cell>
          <table:table-cell table:style-name="ce33" office:value-type="float" office:value="50040.0558823529" calcext:value-type="float">
            <text:p>50040</text:p>
          </table:table-cell>
          <table:table-cell table:style-name="ce33" office:value-type="float" office:value="88790.5882352941" calcext:value-type="float">
            <text:p>88791</text:p>
          </table:table-cell>
          <table:table-cell table:style-name="ce34" office:value-type="float" office:value="0.696396078431372" calcext:value-type="float">
            <text:p>0.696396</text:p>
          </table:table-cell>
          <table:table-cell table:style-name="ce35" office:value-type="float" office:value="290.75" calcext:value-type="float">
            <text:p>290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0</text:p>
          </table:table-cell>
          <table:table-cell table:style-name="ce33" office:value-type="float" office:value="60051.2070588234" calcext:value-type="float">
            <text:p>60051</text:p>
          </table:table-cell>
          <table:table-cell table:style-name="ce33" office:value-type="float" office:value="57818.8235294117" calcext:value-type="float">
            <text:p>57819</text:p>
          </table:table-cell>
          <table:table-cell table:style-name="ce34" office:value-type="float" office:value="0.557364705882352" calcext:value-type="float">
            <text:p>0.557365</text:p>
          </table:table-cell>
          <table:table-cell table:style-name="ce35" office:value-type="float" office:value="291.032352941176" calcext:value-type="float">
            <text:p>291.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1</text:p>
          </table:table-cell>
          <table:table-cell table:style-name="ce33" office:value-type="float" office:value="60051.5302941176" calcext:value-type="float">
            <text:p>60052</text:p>
          </table:table-cell>
          <table:table-cell table:style-name="ce33" office:value-type="float" office:value="57926.2745098039" calcext:value-type="float">
            <text:p>57926</text:p>
          </table:table-cell>
          <table:table-cell table:style-name="ce34" office:value-type="float" office:value="0.53966862745098" calcext:value-type="float">
            <text:p>0.539669</text:p>
          </table:table-cell>
          <table:table-cell table:style-name="ce35" office:value-type="float" office:value="291.05" calcext:value-type="float">
            <text:p>291.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style-name="ce32" table:number-columns-repeated="3"/>
          <table:table-cell table:number-columns-repeated="5"/>
        </table:table-row>
      </table:table>
      <table:table table:name="Templates" table:style-name="ta2">
        <table:table-column table:style-name="co7" table:default-cell-style-name="ce44"/>
        <table:table-column table:style-name="co8" table:default-cell-style-name="Default"/>
        <table:table-row table:style-name="ro1">
          <table:table-cell office:value-type="string" calcext:value-type="string">
            <text:p>CCL Expression Line</text:p>
          </table:table-cell>
          <table:table-cell office:value-type="string" calcext:value-type="string">
            <text:p><text:span text:style-name="T2">      </text:span>&lt;&lt;EXPRESSIONNAME&gt;&gt; = &lt;&lt;EXPRESSIONVALUE&gt;&gt; &lt;&lt;EXPRESSIONUNIT&gt;&gt;</text:p>
          </table:table-cell>
        </table:table-row>
        <table:table-row table:style-name="ro2">
          <table:table-cell office:value-type="string" calcext:value-type="string">
            <text:p>CCL RAW</text:p>
          </table:table-cell>
          <table:table-cell office:value-type="string" calcext:value-type="string">
            <text:p>LIBRARY:</text:p>
            <text:p>  CEL:</text:p>
            <text:p>    EXPRESSIONS:</text:p>
            <text:p>&lt;&lt;EXPRESSIONLINES&gt;&gt;</text:p>
            <text:p>    END</text:p>
            <text:p>  END</text:p>
            <text:p>SOLVER CONTROL:</text:p>
            <text:p>    CONVERGENCE CONTROL:</text:p>
            <text:p>      Maximum Number of Iterations = &lt;&lt;MAXITER&gt;&gt;</text:p>
            <text:p>      Minimum Number of Iterations = &lt;&lt;MINITER&gt;&gt;</text:p>
            <text:p>    END</text:p>
            <text:p>    CONVERGENCE CRITERIA:</text:p>
            <text:p>      Conservation Target = 0.01</text:p>
            <text:p>      Residual Target = 1.E-4</text:p>
            <text:p>      Residual Type = MAX</text:p>
            <text:p>    END</text:p>
            <text:p>  END</text:p>
            <text:p>COMMAND FILE:</text:p>
            <text:p>  Version = 18.0</text:p>
            <text:p>END</text:p>
            <text:p/>
          </table:table-cell>
        </table:table-row>
        <table:table-row table:style-name="ro3">
          <table:table-cell office:value-type="string" calcext:value-type="string">
            <text:p>SubDependendRAW</text:p>
          </table:table-cell>
          <table:table-cell office:value-type="string" calcext:value-type="string">
            <text:p>qsubANS=$(qsub BASHNAME -W depend=afterok:$ID)</text:p>
            <text:p>echo $qsubANS</text:p>
            <text:p>ID=${qsubANS%???????????????}</text:p>
            <text:p/>
          </table:table-cell>
        </table:table-row>
        <table:table-row table:style-name="ro3">
          <table:table-cell office:value-type="string" calcext:value-type="string">
            <text:p>SubIndependendRAW</text:p>
          </table:table-cell>
          <table:table-cell office:value-type="string" calcext:value-type="string">
            <text:p>qsubANS=$(qsub BASHNAME)</text:p>
            <text:p>echo $qsubANS</text:p>
            <text:p>ID=${qsubANS%???????????????}</text:p>
            <text:p/>
          </table:table-cell>
        </table:table-row>
        <table:table-row table:style-name="ro4">
          <table:table-cell office:value-type="string" calcext:value-type="string">
            <text:p>SubmissionRAW</text:p>
          </table:table-cell>
          <table: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tfd:taurus:haku:tane:lena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table-cell>
        </table:table-row>
        <table:table-row table:style-name="ro1">
          <table:table-cell office:value-type="string" calcext:value-type="string">
            <text:p>SubmissionCFX_Start</text:p>
          </table:table-cell>
          <table:table-cell office:value-type="string" calcext:value-type="string">
            <text:p>cfx5solve -def DEFNAME -ccl CCLNAME -par-dist $HOSTLIST -size-par 1.2 -double -start-method 'HP MPI Distributed Parallel'</text:p>
          </table:table-cell>
        </table:table-row>
        <table:table-row table:style-name="ro1">
          <table:table-cell office:value-type="string" calcext:value-type="string">
            <text:p>SubmissionCFX_Initial</text:p>
          </table:table-cell>
          <table:table-cell office:value-type="string" calcext:value-type="string">
            <text:p>-continue-from-file RES_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adme" table:style-name="ta1">
        <table:table-column table:style-name="co3" table:number-columns-repeated="13" table:default-cell-style-name="Default"/>
        <table:table-row table:style-name="ro1">
          <table:table-cell table:style-name="ce42" office:value-type="string" calcext:value-type="string" table:number-columns-spanned="13" table:number-rows-spanned="33">
            <text:p><text:span text:style-name="T3">Das Script erleichtert das Aufbauen einer Parameterstudie mit ANSYS CFX-Simulationen. In der Tabelle BoundaryConditions können Randbedingungen und Parameter gesetzt werden. Die Rechnungen können aufbauend  aufeinander oder parallel gestartet werden. Eine Simulationskette aus aufbauenden Rechnungen stoppt, wenn eine Rechnung abbricht.</text:span></text:p>
            <text:p/>
            <text:p><text:span text:style-name="T3">Das Programm erstellt für jede Simulation eine *CCL, mit der die in der *DEF gespeicherten Parameter (Expressions) überschrieben werden können. Die Namen der Simulationen ergeben sich aus dem Rechnungsdatum, dem Namen der Simulationskette und dem Namen des Betriebspunktes.</text:span></text:p>
            <text:p/>
            <text:p><text:span text:style-name="T3">Geschrieben in LibreOffice Version: 5.3.7.2 (x64) in Windows. Es werden BASIC- sowie Python-Macros verwendet. Der Python-Code kann durch das Entpacken (zip) des Tabellendokuments eingesehen werden.</text:span></text:p>
            <text:p/>
            <text:p><text:span text:style-name="T3">Unfertige Funktionen:</text:span></text:p>
            <text:p><text:span text:style-name="T3">Eingabeüberprüfung ist derzeit nicht vollständig</text:span></text:p>
            <text:p/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en" number:country="GB">
      <loext:text> </loext:text>
      <loext:fill-character> </loext:fill-character>
      <number:text>- </number:text>
    </number:number-style>
    <number:text-style style:name="N20121" number:language="en" number:country="GB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2" style:volatile="true" number:language="en" number:country="GB">
      <loext:text> £</loext:text>
      <loext:fill-character> </loext:fill-character>
      <number:text>- </number:text>
    </number:number-style>
    <number:text-style style:name="N20122" number:language="en" number:country="GB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3" number:language="en" number:country="GB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6:27:21.3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3:58.668000000</meta:creation-date>
    <dc:date>2019-09-13T17:03:48.071000000</dc:date>
    <meta:editing-duration>P5DT1H22M5S</meta:editing-duration>
    <meta:editing-cycles>102</meta:editing-cycles>
    <meta:generator>LibreOffice/6.0.7.3$Windows_X86_64 LibreOffice_project/dc89aa7a9eabfd848af146d5086077aeed2ae4a5</meta:generator>
    <meta:document-statistic meta:table-count="4" meta:cell-count="368" meta:object-count="4"/>
    <meta:user-defined meta:name="qrichtext">1</meta:user-defined>
  </office:meta>
</office:document-meta>
</file>

<file path=Basic/Standard/changewd.xml><?xml version="1.0" encoding="utf-8"?>
<!DOCTYPE module  PUBLIC '-//OpenOffice.org//DTD OfficeDocument 1.0//EN'  'module.dtd'>
<script:module xmlns:script="http://openoffice.org/2000/script" script:name="changewd" script:language="StarBasic" script:moduleType="normal">REM  *****  BASIC  *****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Working Directory", "" ) )

Cell = Sheet.getCellRangeByName("B3")
Cell.String = strPath

End Sub
</script:module>
</file>

<file path=Basic/Standard/pickfile.xml><?xml version="1.0" encoding="utf-8"?>
<!DOCTYPE module  PUBLIC '-//OpenOffice.org//DTD OfficeDocument 1.0//EN'  'module.dtd'>
<script:module xmlns:script="http://openoffice.org/2000/script" script:name="pickfile" script:language="StarBasic" script:moduleType="normal">REM  *****  BASIC  *****

Sub PickFile

Dim Doc As Object
Dim Sheet As Object
Dim Cell As Object 

Doc = ThisComponent
Sheet = Doc.Sheets(0)

Dim FilePicker As Object
Dim FilePath() As String
FilePicker=createUnoService("com.sun.star.ui.dialogs.FilePicker")
FilePicker.execute
FilePath()=FilePicker.GetFiles

Cell = Sheet.getCellRangeByName("B2")
Cell.String = replace(FilePath(0),"file:///","")

Cell = Sheet.getCellRangeByName("B3")
Cell.String = replace(FilePicker.DisplayDirectory,"file:///","")


End Sub

</script:module>
</file>

<file path=Basic/Standard/pickpath.xml><?xml version="1.0" encoding="utf-8"?>
<!DOCTYPE module  PUBLIC '-//OpenOffice.org//DTD OfficeDocument 1.0//EN'  'module.dtd'>
<script:module xmlns:script="http://openoffice.org/2000/script" script:name="pickpath" script:language="StarBasic" script:moduleType="normal">REM  *****  BASIC  *****
rem Veraltete Funktion aus V2_4. CFX muss nicht mehr gestartet werden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DEF Path", "" ) )

Cell = Sheet.getCellRangeByName("B1")
Cell.String = strPath

End Sub



Sub Start

Dim Doc As Object
Dim Sheet As Object
Dim Cell As Object   
 
Doc = ThisComponent
Sheet = Doc.Sheets(0)

Cell = Sheet.getCellRangeByName("B27")
Cell.String = "choose@yourmail.com"

Cell = Sheet.getCellRangeByName("B2")
Cell.String = ""

Cell = Sheet.getCellRangeByName("B3")
Cell.String = ""

Cell = Sheet.getCellRangeByName("A33")
Cell.String = "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ickpath"/>
  <library:element library:name="pickfile"/>
  <library:element library:name="changew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